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style:border-line-width-bottom="0.141cm 0.088cm 0.088cm" fo:padding="0.074cm" fo:border-left="none" fo:border-right="none" fo:border-top="none" fo:border-bottom="0.317cm double #000000" style:join-border="false"/>
      <style:text-properties style:text-underline-style="none"/>
    </style:style>
    <style:style style:name="P4" style:family="paragraph" style:parent-style-name="Standard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  <text:p text:style-name="P1"/>
      <text:p text:style-name="P2">Batches:</text:p>
      <text:p text:style-name="P2"/>
      <text:p text:style-name="P2"/>
      <text:p text:style-name="P2">Batch 1(Method Correctness):</text:p>
      <text:p text:style-name="P2"><text:tab/>1 10 </text:p>
      <text:p text:style-name="P2"><text:tab/>2 10 <text:tab/></text:p>
      <text:p text:style-name="P2"><text:tab/>5 10 X 5</text:p>
      <text:p text:style-name="P2"><text:tab/>5 100 X 2</text:p>
      <text:p text:style-name="P2"><text:tab/>20 100 X 2 <text:s/>Time Taken(seconds): 0.042864 Time Taken(seconds): 0.032068</text:p>
      <text:p text:style-name="P2"/>
      <text:p text:style-name="P2">Batch 2 (Scaling):</text:p>
      <text:p text:style-name="P2"><text:tab/>constant node = 1</text:p>
      <text:p text:style-name="P2"><text:tab/>constant CPU = 16</text:p>
      <text:p text:style-name="P2"/>
      <text:p text:style-name="P2"><text:tab/>1 20 Time Taken(seconds): 0.001289</text:p>
      <text:p text:style-name="P2"><text:tab/>1 50 <text:s/>Time Taken(seconds): 0.022128</text:p>
      <text:p text:style-name="P2"><text:tab/>1 100 Time Taken(seconds): 0.207839</text:p>
      <text:p text:style-name="P2"><text:tab/>1 200 Time Taken(seconds): 1.781172</text:p>
      <text:p text:style-name="P2"><text:tab/>1 500 Time Taken(seconds): 29.091579</text:p>
      <text:p text:style-name="P2"><text:tab/>1 750 Time Taken(seconds): 99.172612</text:p>
      <text:p text:style-name="P2"><text:tab/>1 1000 Time Taken(seconds): 236.038870</text:p>
      <text:p text:style-name="P2"><text:tab/>1 2000</text:p>
      <text:p text:style-name="P2"><text:tab/>2 20 Time Taken(seconds): 0.001315 – Sp – 0.98023 – Ep – 0.49012 – KF – </text:p>
      <text:p text:style-name="P2"><text:tab/>2 50 Time Taken(seconds): 0.012510</text:p>
      <text:p text:style-name="P2"><text:tab/>2 100 Time Taken(seconds): 0.107073 – Sp – 1.94110 – Ep – 0.97055 – KF – </text:p>
      <text:p text:style-name="P2"><text:tab/>2 200 Time Taken(seconds): 0.898416</text:p>
      <text:p text:style-name="P2"><text:tab/>2 500 <text:s text:c="2"/>Time Taken(seconds): 14.574692 – Sp – 1.9960 – Ep – 0.998 – KF –</text:p>
      <text:p text:style-name="P2"><text:tab/>2 750 Time Taken(seconds): 49.702643</text:p>
      <text:p text:style-name="P2"><text:tab/>2 1000 Time Taken(seconds): 118.138417 – Sp – 1.9980 – Ep – 0.999 – KF – </text:p>
      <text:p text:style-name="P2"><text:tab/>2 2000</text:p>
      <text:p text:style-name="P2"><text:tab/>3 20 Time Taken(seconds): 0.001237</text:p>
      <text:p text:style-name="P2"><text:tab/>3 50 Time Taken(seconds): 0.009259</text:p>
      <text:p text:style-name="P2"><text:tab/>3 100 Time Taken(seconds): 0.074028</text:p>
      <text:p text:style-name="P2"><text:tab/>3 200 Time Taken(seconds): 0.608967</text:p>
      <text:p text:style-name="P2"><text:tab/>3 500 Time Taken(seconds): 9.863542</text:p>
      <text:p text:style-name="P2"><text:tab/>3 750 Time Taken(seconds): 33.497901</text:p>
      <text:p text:style-name="P2"><text:tab/>3 1000 Time Taken(seconds): 79.599092</text:p>
      <text:p text:style-name="P2"><text:tab/>5 20 Time Taken(seconds): 0.001371 – Sp – 0.94020 – Ep – 0.18804 – KF – </text:p>
      <text:p text:style-name="P2"><text:tab/>5 50 Time Taken(seconds): 0.007361</text:p>
      <text:p text:style-name="P2"><text:tab/>5 100 Time Taken(seconds): 0.047679- Sp – 4.35913 – Ep – 0.87183- KF - </text:p>
      <text:p text:style-name="P2"><text:tab/>5 200 Time Taken(seconds): 0.375396</text:p>
      <text:p text:style-name="P2"><text:tab/>5 500 Time Taken(seconds): 5.963354 – Sp – 4.87840 – Ep – 0.97568</text:p>
      <text:p text:style-name="P2"><text:tab/>5 750 Time Taken(seconds): 20.199003</text:p>
      <text:p text:style-name="P2"><text:tab/>5 1000 Time Taken(seconds): 47.922377 – Sp – 4.92544 – Ep – 0.98509</text:p>
      <text:p text:style-name="P2"><text:tab/>5 2000 Time Taken(seconds): 391.399005 – </text:p>
      <text:p text:style-name="P2"><text:tab/>10 20 Time Taken(seconds): 0.001855</text:p>
      <text:p text:style-name="P2"><text:tab/>10 50 Time Taken(seconds): 0.007142</text:p>
      <text:p text:style-name="P2"><text:tab/>10 100 <text:s/>Time Taken(seconds): 0.031970</text:p>
      <text:p text:style-name="P2"><text:tab/>10 200 Time Taken(seconds): 0.204523</text:p>
      <text:p text:style-name="P2"><text:tab/>10 500 Time Taken(seconds): 3.045083</text:p>
      <text:p text:style-name="P2"><text:soft-page-break/><text:tab/>10 750 Time Taken(seconds): 10.201945</text:p>
      <text:p text:style-name="P2"><text:tab/>10 1000 Time Taken(seconds): 24.101543</text:p>
      <text:p text:style-name="P2"><text:tab/>16 20 Time Taken(seconds): 0.002570 – Sp – 0.50156 – Ep – 0.03135</text:p>
      <text:p text:style-name="P2"><text:tab/>16 50 Time Taken(seconds): 0.008650</text:p>
      <text:p text:style-name="P2"><text:tab/>16 100 Time Taken(seconds): 0.031201 – Sp – 6.66129 – Ep – 0.41633</text:p>
      <text:p text:style-name="P2"><text:tab/>16 200 Time Taken(seconds): 0.147743</text:p>
      <text:p text:style-name="P2"><text:tab/>16 500 Time Taken(seconds): 2.074264 – Sp – 14.02501 – Ep – 0.87656</text:p>
      <text:p text:style-name="P2"><text:tab/>16 750 Time Taken(seconds): 6.492506</text:p>
      <text:p text:style-name="P2"><text:tab/>16 1000 Time Taken(seconds): 15.196033- Sp – 15.53292 – Ep – 0.97081</text:p>
      <text:p text:style-name="P2"><text:tab/>16 2000 Time Taken(seconds): 123.293775 – Sp - </text:p>
      <text:p text:style-name="P2"><text:tab/>32 20 <text:s/>Time Taken(seconds): 0.003983 – Sp – 0.323625 –Ep – 0.010111</text:p>
      <text:p text:style-name="P2"><text:tab/>32 50 Time Taken(seconds): 0.011501</text:p>
      <text:p text:style-name="P2"><text:tab/>32 100 Time Taken(seconds): 0.061094 – Sp – 3.403324 – Ep – 0.10635</text:p>
      <text:p text:style-name="P2"><text:tab/>32 200 Time Taken(seconds): 0.198815</text:p>
      <text:p text:style-name="P2"><text:tab/>32 500 Time Taken(seconds): 1.838058 – Sp- 15.82735 – Ep – 0.49460</text:p>
      <text:p text:style-name="P2"><text:tab/>32 750 <text:s/>Time Taken(seconds): 5.506699</text:p>
      <text:p text:style-name="P2"><text:tab/>32 1000 Time Taken(seconds): 12.558784 – Sp – 18.79472 – Ep – 0.58734</text:p>
      <text:p text:style-name="P2"><text:tab/>32 2000 Time Taken(seconds): 98.632436 </text:p>
      <text:p text:style-name="P2"/>
      <text:p text:style-name="P2">Batch 3(Scaling CPU) 1 node:</text:p>
      <text:p text:style-name="P2"><text:tab/></text:p>
      <text:p text:style-name="P2"><text:tab/>16 100 Time Taken(seconds): 0.031876</text:p>
      <text:p text:style-name="P2"><text:tab/>16 500 Time Taken(seconds): 1.963632</text:p>
      <text:p text:style-name="P2"><text:tab/>16 1000 Time Taken(seconds): 15.196033</text:p>
      <text:p text:style-name="P2"/>
      <text:p text:style-name="P2">Batch 4(Scaling CPU)2 node:</text:p>
      <text:p text:style-name="P2"><text:tab/> </text:p>
      <text:p text:style-name="P2"><text:tab/>32 100 Time Taken(seconds): 0.042927</text:p>
      <text:p text:style-name="P2"><text:tab/>32 500 Time Taken(seconds): 1.890965</text:p>
      <text:p text:style-name="P2"><text:tab/>32 1000 Time Taken(seconds): 12.456460</text:p>
      <text:p text:style-name="P2"/>
      <text:p text:style-name="P2">Batch 5.1:</text:p>
      <text:p text:style-name="P2"/>
      <text:p text:style-name="P2"><text:tab/>64 100 Time Taken(seconds): 0.061084</text:p>
      <text:p text:style-name="P2"><text:tab/>64 500 Time Taken(seconds): 2.035299</text:p>
      <text:p text:style-name="P2"><text:tab/>64 1000 Time Taken(seconds): 11.076261</text:p>
      <text:p text:style-name="P2"/>
      <text:p text:style-name="P2">Batch 5.5</text:p>
      <text:p text:style-name="P2"><text:tab/>48 100</text:p>
      <text:p text:style-name="P2"><text:tab/>48 500</text:p>
      <text:p text:style-name="P2"><text:tab/>48 1000</text:p>
      <text:p text:style-name="P2"/>
      <text:p text:style-name="P2">Batch 5: </text:p>
      <text:p text:style-name="P2"><text:tab/>32 1500 Time Taken(seconds): 41.330415</text:p>
      <text:p text:style-name="P2"><text:tab/>32 2000 Time Taken(seconds): 98.960270</text:p>
      <text:p text:style-name="P2"/>
      <text:p text:style-name="P2"/>
      <text:p text:style-name="P2"/>
      <text:p text:style-name="P2">Batch 6: <text:s/>(redo)</text:p>
      <text:p text:style-name="P2"><text:tab/>64 1500 Time Taken(seconds):33.384735</text:p>
      <text:p text:style-name="P2"><text:tab/>64 2000 Time Taken(seconds): 78.604975</text:p>
      <text:p text:style-name="P2"/>
      <text:p text:style-name="P2"><text:soft-page-break/>Batch 7:</text:p>
      <text:p text:style-name="P2"><text:tab/>16 1500 Time Taken(seconds): 51.433854</text:p>
      <text:p text:style-name="P2"><text:tab/>16 2000 <text:s/>Time Taken(seconds): 123.293775</text:p>
      <text:p text:style-name="P2"/>
      <text:p text:style-name="P2">Batch 8:</text:p>
      <text:p text:style-name="P2"><text:tab/>48 1500 Time Taken(seconds): 37.937412</text:p>
      <text:p text:style-name="P2"><text:tab/>48 2000 Time Taken(seconds): 90.107179</text:p>
      <text:p text:style-name="P2"/>
      <text:p text:style-name="P2">Batch 9:</text:p>
      <text:p text:style-name="P2"/>
      <text:p text:style-name="P2"><text:tab/>1 </text:p>
      <text:p text:style-name="P2"/>
      <text:p text:style-name="P2">Comparing Batch 2:</text:p>
      <text:p text:style-name="P2"/>
      <text:p text:style-name="P2"/>
      <text:p text:style-name="P2"><text:tab/></text:p>
      <text:p text:style-name="P2"/>
      <text:p text:style-name="P2">Batch 1: </text:p>
      <text:p text:style-name="P2"/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169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<text:soft-page-break/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411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545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><text:soft-page-break/></text:p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590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571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<text:soft-page-break/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564</text:p>
      <text:p text:style-name="P2">1.000000 1.000000 1.000000 1.000000 1.000000 1.000000 1.000000 1.000000 1.000000 1.000000</text:p>
      <text:p text:style-name="P2">1.000000 0.000000 0.000000 1.000000 0.000000 0.000000 1.000000 1.000000 0.000000 1.000000</text:p>
      <text:p text:style-name="P2">1.000000 0.000000 1.000000 0.000000 0.000000 1.000000 1.000000 0.000000 0.000000 1.000000</text:p>
      <text:p text:style-name="P2">1.000000 1.000000 0.000000 0.000000 1.000000 1.000000 0.000000 0.000000 0.000000 1.000000</text:p>
      <text:p text:style-name="P2">1.000000 0.000000 0.000000 1.000000 1.000000 0.000000 0.000000 0.000000 1.000000 1.000000</text:p>
      <text:p text:style-name="P2">1.000000 0.000000 1.000000 1.000000 0.000000 0.000000 0.000000 1.000000 0.000000 1.000000</text:p>
      <text:p text:style-name="P2">1.000000 1.000000 1.000000 0.000000 0.000000 0.000000 1.000000 0.000000 1.000000 1.000000</text:p>
      <text:p text:style-name="P2">1.000000 1.000000 0.000000 0.000000 0.000000 1.000000 0.000000 1.000000 0.000000 1.000000</text:p>
      <text:p text:style-name="P2">1.000000 0.000000 0.000000 0.000000 1.000000 0.000000 1.000000 0.000000 1.000000 1.000000</text:p>
      <text:p text:style-name="P2">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</text:p>
      <text:p text:style-name="P2">1.000000 0.898438 0.818359 0.687500 0.734375 0.750000 0.750000 0.750000 0.859375 1.000000</text:p>
      <text:p text:style-name="P2">1.000000 0.818359 0.687500 0.578125 0.500000 0.500000 0.601074 0.609375 0.800781 1.000000</text:p>
      <text:p text:style-name="P2">1.000000 0.687500 0.578125 0.500000 0.500000 0.519043 0.596436 0.682587 0.806641 1.000000</text:p>
      <text:p text:style-name="P2">1.000000 0.734375 0.500000 0.500000 0.529083 0.584238 0.659417 0.745520 0.857780 1.000000</text:p>
      <text:p text:style-name="P2">1.000000 0.750000 0.500000 0.519043 0.584238 0.652289 0.724109 0.801050 0.891317 1.000000</text:p>
      <text:p text:style-name="P2">1.000000 0.750000 0.601074 0.596436 0.659417 0.724109 0.787231 0.850353 0.919891 1.000000</text:p>
      <text:p text:style-name="P2">1.000000 0.750000 0.609375 0.682587 0.745520 0.801050 0.850353 0.896791 0.946557 1.000000</text:p>
      <text:p text:style-name="P2">1.000000 0.859375 0.800781 0.806641 0.857780 0.891317 0.919891 0.946557 0.976532 1.000000</text:p>
      <text:p text:style-name="P2">1.000000 1.000000 1.000000 1.000000 1.000000 1.000000 1.000000 1.000000 1.000000 1.000000</text:p>
      <text:p text:style-name="P2"/>
      <text:p text:style-name="P2"/>
      <text:p text:style-name="P2">Time Taken(seconds): 0.000607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<text:soft-page-break/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0617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049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<text:soft-page-break/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1889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43315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669</text:p>
      <text:p text:style-name="P2">No. of nodes <text:s text:c="2"/>: 1</text:p>
      <text:p text:style-name="P2">No. of CPUs <text:s text:c="3"/>: 16</text:p>
      <text:p text:style-name="P2">Timelimit <text:s text:c="5"/>: 00:05:00</text:p>
      <text:p text:style-name="P2">Elapsed time <text:s text:c="2"/>: 00:00:01</text:p>
      <text:p text:style-name="P2">Nodelist <text:s text:c="6"/>: node-sw-164</text:p>
      <text:p text:style-name="P3"/>
      <text:p text:style-name="P2"/>
      <text:p text:style-name="P2">Batch 2: </text:p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<text:soft-page-break/>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<text:soft-page-break/>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302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><text:soft-page-break/></text:p>
      <text:p text:style-name="P2"/>
      <text:p text:style-name="P2">Time Taken(seconds): 0.207971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9.087956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<text:soft-page-break/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<text:soft-page-break/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484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108515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4.591079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<text:soft-page-break/>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71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<text:soft-page-break/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0534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5.998092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<text:soft-page-break/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<text:soft-page-break/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3443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5498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<text:soft-page-break/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003364</text:p>
      <text:p text:style-name="P2">/cm/local/apps/slurm/var/spool/job412672/slurm_script: line 26: 33926 Segmentation fault <text:s text:c="5"/>./relaxation 32 2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7068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<text:soft-page-break/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152750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672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55</text:p>
      <text:p text:style-name="P2">Nodelist <text:s text:c="6"/>: node-sw-161</text:p>
      <text:p text:style-name="P3"/>
      <text:p text:style-name="P2"/>
      <text:p text:style-name="P2">Batch 2 (again): </text:p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<text:soft-page-break/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<text:soft-page-break/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298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208144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9.085480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><text:soft-page-break/>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501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<text:soft-page-break/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108474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4.585970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<text:soft-page-break/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<text:soft-page-break/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668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0522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<text:soft-page-break/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5.991956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<text:soft-page-break/>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><text:soft-page-break/></text:p>
      <text:p text:style-name="P2">Time Taken(seconds): 0.003493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7486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998406</text:p>
      <text:p text:style-name="P2"><text:soft-page-break/>/cm/local/apps/slurm/var/spool/job412677/slurm_script: line 26: 41874 Segmentation fault <text:s text:c="5"/>./relaxation 32 2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5251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134195</text:p>
      <text:p text:style-name="P2"><text:soft-page-break/></text:p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677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55</text:p>
      <text:p text:style-name="P2">Nodelist <text:s text:c="6"/>: node-sw-162</text:p>
      <text:p text:style-name="P3"/>
      <text:p text:style-name="P2"/>
      <text:p text:style-name="P2"/>
      <text:p text:style-name="P2"/>
      <text:p text:style-name="P2">Batch 2 (thrid time):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<text:soft-page-break/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297</text:p>
      <text:p text:style-name="P2">0.000000 1.000000 1.000000 0.000000 0.000000 0.000000 1.000000 0.000000 1.000000 0.000000</text:p>
      <text:p text:style-name="P2"><text:soft-page-break/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209131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9.086434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<text:soft-page-break/>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<text:soft-page-break/>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479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><text:soft-page-break/></text:p>
      <text:p text:style-name="P2"/>
      <text:p text:style-name="P2">Time Taken(seconds): 0.108349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4.583539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<text:soft-page-break/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<text:soft-page-break/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1692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0509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5.996470</text:p>
      <text:p text:style-name="P2">1.000000 1.000000 1.000000 1.000000 1.000000 1.000000 1.000000 1.000000 1.000000 1.000000 1.000000 1.000000 1.000000 1.000000 1.000000 1.000000 1.000000 1.000000 1.000000 1.000000</text:p>
      <text:p text:style-name="P2">1.000000 0.000000 0.000000 1.000000 0.000000 0.000000 1.000000 1.000000 0.000000 0.000000 0.000000 1.000000 0.000000 1.000000 0.000000 1.000000 0.000000 0.000000 0.000000 1.000000</text:p>
      <text:p text:style-name="P2">1.000000 0.000000 1.000000 0.000000 0.000000 1.000000 1.000000 0.000000 0.000000 0.000000 1.000000 0.000000 1.000000 0.000000 1.000000 0.000000 0.000000 0.000000 1.000000 1.000000</text:p>
      <text:p text:style-name="P2">1.000000 1.000000 0.000000 0.000000 1.000000 1.000000 0.000000 0.000000 0.000000 1.000000 0.000000 1.000000 0.000000 1.000000 0.000000 0.000000 0.000000 1.000000 1.000000 1.000000</text:p>
      <text:p text:style-name="P2">1.000000 0.000000 0.000000 1.000000 1.000000 0.000000 0.000000 0.000000 1.000000 0.000000 1.000000 0.000000 1.000000 0.000000 0.000000 0.000000 1.000000 1.000000 0.000000 1.000000</text:p>
      <text:p text:style-name="P2">1.000000 0.000000 1.000000 1.000000 0.000000 0.000000 0.000000 1.000000 0.000000 1.000000 0.000000 1.000000 0.000000 0.000000 0.000000 1.000000 1.000000 0.000000 0.000000 1.000000</text:p>
      <text:p text:style-name="P2">1.000000 1.000000 1.000000 0.000000 0.000000 0.000000 1.000000 0.000000 1.000000 0.000000 1.000000 0.000000 0.000000 0.000000 1.000000 1.000000 0.000000 0.000000 1.000000 1.000000</text:p>
      <text:p text:style-name="P2">1.000000 1.000000 0.000000 0.000000 0.000000 1.000000 0.000000 1.000000 0.000000 1.000000 0.000000 0.000000 0.000000 1.000000 1.000000 0.000000 0.000000 1.000000 0.000000 1.000000</text:p>
      <text:p text:style-name="P2">1.000000 0.000000 0.000000 0.000000 1.000000 0.000000 1.000000 0.000000 1.000000 0.000000 0.000000 0.000000 1.000000 1.000000 0.000000 0.000000 1.000000 0.000000 0.000000 1.000000</text:p>
      <text:p text:style-name="P2">1.000000 0.000000 0.000000 1.000000 0.000000 1.000000 0.000000 1.000000 0.000000 0.000000 0.000000 1.000000 1.000000 0.000000 0.000000 1.000000 0.000000 0.000000 0.000000 1.000000</text:p>
      <text:p text:style-name="P2">1.000000 0.000000 1.000000 0.000000 1.000000 0.000000 1.000000 0.000000 0.000000 0.000000 1.000000 1.000000 0.000000 0.000000 1.000000 0.000000 0.000000 0.000000 1.000000 1.000000</text:p>
      <text:p text:style-name="P2">1.000000 1.000000 0.000000 1.000000 0.000000 1.000000 0.000000 0.000000 0.000000 1.000000 1.000000 0.000000 0.000000 1.000000 0.000000 0.000000 0.000000 1.000000 0.000000 1.000000</text:p>
      <text:p text:style-name="P2">1.000000 0.000000 1.000000 0.000000 1.000000 0.000000 0.000000 0.000000 1.000000 1.000000 0.000000 0.000000 1.000000 0.000000 0.000000 0.000000 1.000000 0.000000 0.000000 1.000000</text:p>
      <text:p text:style-name="P2">1.000000 1.000000 0.000000 1.000000 0.000000 0.000000 0.000000 1.000000 1.000000 0.000000 0.000000 1.000000 0.000000 0.000000 0.000000 1.000000 0.000000 0.000000 0.000000 1.000000</text:p>
      <text:p text:style-name="P2">1.000000 0.000000 1.000000 0.000000 0.000000 0.000000 1.000000 1.000000 0.000000 0.000000 1.000000 0.000000 0.000000 0.000000 1.000000 0.000000 0.000000 0.000000 1.000000 1.000000</text:p>
      <text:p text:style-name="P2">1.000000 1.000000 0.000000 0.000000 0.000000 1.000000 1.000000 0.000000 0.000000 1.000000 0.000000 0.000000 0.000000 1.000000 0.000000 0.000000 0.000000 1.000000 0.000000 1.000000</text:p>
      <text:p text:style-name="P2">1.000000 0.000000 0.000000 0.000000 1.000000 1.000000 0.000000 0.000000 1.000000 0.000000 0.000000 0.000000 1.000000 0.000000 0.000000 0.000000 1.000000 0.000000 0.000000 1.000000</text:p>
      <text:p text:style-name="P2">1.000000 0.000000 0.000000 1.000000 1.000000 0.000000 0.000000 1.000000 0.000000 0.000000 0.000000 1.000000 0.000000 0.000000 0.000000 1.000000 0.000000 0.000000 1.000000 1.000000</text:p>
      <text:p text:style-name="P2">1.000000 0.000000 1.000000 1.000000 0.000000 0.000000 1.000000 0.000000 0.000000 0.000000 1.000000 0.000000 0.000000 0.000000 1.000000 0.000000 0.000000 1.000000 1.000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1.000000 1.000000 1.000000 1.000000 1.000000 1.000000 1.000000 1.000000 1.000000 1.000000 1.000000 1.000000 1.000000 1.000000 1.000000 1.000000 1.000000 1.000000 1.000000 1.000000</text:p>
      <text:p text:style-name="P2">1.000000 0.898438 0.818359 0.687500 0.734375 0.750000 0.750000 0.798752 0.875610 0.907766 <text:soft-page-break/>0.920354 0.922998 0.918683 0.907833 0.888416 0.856694 0.806641 0.800781 0.859375 1.000000</text:p>
      <text:p text:style-name="P2">1.000000 0.818359 0.687500 0.578125 0.603210 0.600341 0.609329 0.726891 0.696395 0.807918 0.842559 0.851416 0.843396 0.824974 0.794547 0.748147 0.682465 0.609375 0.750000 1.000000</text:p>
      <text:p text:style-name="P2">1.000000 0.687500 0.578125 0.500000 0.500000 0.584814 0.635940 0.690777 0.713706 0.758249 0.781850 0.787821 0.778393 0.755443 0.719603 0.670565 0.614868 0.601074 0.750000 1.000000</text:p>
      <text:p text:style-name="P2">1.000000 0.734375 0.603210 0.500000 0.552606 0.604387 0.644066 0.677778 0.701150 0.723742 0.736658 0.737148 0.725056 0.699917 0.661383 0.607455 0.538742 0.500000 0.750000 1.000000</text:p>
      <text:p text:style-name="P2">1.000000 0.750000 0.600341 0.584814 0.604387 0.629141 0.652031 0.671443 0.686335 0.697564 0.702254 0.698137 0.684081 0.659129 0.621772 0.570348 0.500000 0.500000 0.734375 1.000000</text:p>
      <text:p text:style-name="P2">1.000000 0.750000 0.609329 0.635940 0.644066 0.652031 0.560394 0.643419 0.668307 0.676385 0.676729 0.669263 0.654622 0.632038 0.601671 0.566276 0.533203 0.592773 0.757812 1.000000</text:p>
      <text:p text:style-name="P2">1.000000 0.798752 0.726891 0.690777 0.677778 0.671443 0.643419 0.652202 0.659592 0.545081 0.557828 0.648635 0.634313 0.615657 0.594356 0.576823 0.576357 0.643478 0.776367 1.000000</text:p>
      <text:p text:style-name="P2">1.000000 0.875610 0.696395 0.713706 0.701150 0.686335 0.668307 0.659592 0.655259 0.501995 0.528572 0.633920 0.620955 0.606646 0.593592 0.589998 0.609561 0.682229 0.807404 1.000000</text:p>
      <text:p text:style-name="P2">1.000000 0.907766 0.807918 0.758249 0.723742 0.697564 0.676385 0.545081 0.501995 0.641923 0.632920 0.622774 0.612468 0.602663 0.596401 0.602607 0.636003 0.709956 0.821930 1.000000</text:p>
      <text:p text:style-name="P2">1.000000 0.920354 0.842559 0.781850 0.736658 0.702254 0.676729 0.557828 0.528572 0.632920 0.623060 0.613664 0.605666 0.600264 0.602037 0.617241 0.656028 0.727149 0.840529 1.000000</text:p>
      <text:p text:style-name="P2">1.000000 0.922998 0.851416 0.787821 0.737148 0.698137 0.669263 0.648635 0.633920 0.622774 0.613664 0.605466 0.599753 0.598778 0.604901 0.627344 0.667387 0.737169 0.849092 1.000000</text:p>
      <text:p text:style-name="P2">1.000000 0.918683 0.843396 0.778393 0.725056 0.684081 0.654622 0.634313 0.620955 0.612468 0.605666 0.599753 0.596076 0.597829 0.607762 0.631538 0.674820 0.740658 0.843978 1.000000</text:p>
      <text:p text:style-name="P2">1.000000 0.907833 0.824974 0.755443 0.699917 0.659129 0.632038 0.615657 0.606646 0.602663 0.600264 0.598778 0.597829 0.603330 0.613313 0.634836 0.674731 0.740054 0.835207 1.000000</text:p>
      <text:p text:style-name="P2">1.000000 0.888416 0.794547 0.719603 0.661383 0.621772 0.601671 0.594356 0.593592 0.596401 0.602037 0.604901 0.607762 0.613313 0.624131 0.640708 0.672261 0.727768 0.818840 1.000000</text:p>
      <text:p text:style-name="P2">1.000000 0.856694 0.748147 0.670565 0.607455 0.570348 0.566276 0.576823 0.589998 0.602607 0.617241 0.627344 0.631538 0.634836 0.640708 0.652098 0.670271 0.705405 0.776672 1.000000</text:p>
      <text:p text:style-name="P2">1.000000 0.806641 0.682465 0.614868 0.538742 0.500000 0.533203 0.576357 0.609561 0.636003 0.656028 0.667387 0.674820 0.674731 0.672261 0.670271 0.673468 0.691714 0.791428 1.000000</text:p>
      <text:p text:style-name="P2">1.000000 0.800781 0.609375 0.601074 0.500000 0.500000 0.592773 0.643478 0.682229 0.709956 0.727149 0.737169 0.740658 0.740054 0.727768 0.705405 0.691714 0.656250 0.750000 1.000000</text:p>
      <text:p text:style-name="P2">1.000000 0.859375 0.750000 0.750000 0.750000 0.734375 0.757812 0.776367 0.807404 0.821930 0.840529 0.849092 0.843978 0.835207 0.818840 0.776672 0.791428 0.750000 0.875000 1.000000</text:p>
      <text:p text:style-name="P2">1.000000 1.000000 1.000000 1.000000 1.000000 1.000000 1.000000 1.000000 1.000000 1.000000 1.000000 1.000000 1.000000 1.000000 1.000000 1.000000 1.000000 1.000000 1.000000 1.000000</text:p>
      <text:p text:style-name="P2"/>
      <text:p text:style-name="P2"/>
      <text:p text:style-name="P2">Time Taken(seconds): 0.003345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<text:soft-page-break/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8508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001121</text:p>
      <text:p text:style-name="P2">/cm/local/apps/slurm/var/spool/job412693/slurm_script: line 26: 92886 Segmentation fault <text:s text:c="5"/>./relaxation 32 2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<text:soft-page-break/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6212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092908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693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55</text:p>
      <text:p text:style-name="P2">Nodelist <text:s text:c="6"/>: node-sw-163</text:p>
      <text:p text:style-name="P2"/>
      <text:p text:style-name="P2">########################################################################</text:p>
      <text:p text:style-name="P2"/>
      <text:p text:style-name="P2">Batch 3: </text:p>
      <text:p text:style-name="P2"><text:soft-page-break/>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7793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001006</text:p>
      <text:p text:style-name="P2">0.000000 0.000000 1.000000 0.000000 1.000000 0.000000 1.000000 0.000000 0.000000 0.000000</text:p>
      <text:p text:style-name="P2"><text:soft-page-break/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5.358555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682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18</text:p>
      <text:p text:style-name="P2">Nodelist <text:s text:c="6"/>: node-sw-162</text:p>
      <text:p text:style-name="P3"/>
      <text:p text:style-name="P2"/>
      <text:p text:style-name="P2">Batch 3 (again): </text:p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<text:soft-page-break/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8065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095017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5.401601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683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18</text:p>
      <text:p text:style-name="P2">Nodelist <text:s text:c="6"/>: node-sw-161</text:p>
      <text:p text:style-name="P3"/>
      <text:p text:style-name="P2"/>
      <text:p text:style-name="P2">batch 3(thrid):</text:p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8455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<text:soft-page-break/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110805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5.342837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<text:soft-page-break/>JobID <text:s text:c="9"/>: 412694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18</text:p>
      <text:p text:style-name="P2">Nodelist <text:s text:c="6"/>: node-sw-163</text:p>
      <text:p text:style-name="P2"/>
      <text:p text:style-name="P2">########################################################################</text:p>
      <text:p text:style-name="P2"/>
      <text:p text:style-name="P2">batch 4:</text:p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5959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2.129593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2.827936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684</text:p>
      <text:p text:style-name="P2">No. of nodes <text:s text:c="2"/>: 2</text:p>
      <text:p text:style-name="P2">No. of CPUs <text:s text:c="3"/>: 32</text:p>
      <text:p text:style-name="P2">Timelimit <text:s text:c="5"/>: 00:10:00</text:p>
      <text:p text:style-name="P2">Elapsed time <text:s text:c="2"/>: 00:00:16</text:p>
      <text:p text:style-name="P2">Nodelist <text:s text:c="6"/>: node-sw-[161,163]</text:p>
      <text:p text:style-name="P3"/>
      <text:p text:style-name="P2"/>
      <text:p text:style-name="P2">Batch 5:</text:p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<text:soft-page-break/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42.030209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1.000000 0.000000 0.000000 1.000000 1.000000 0.000000 0.000000 0.000000 1.000000 0.000000</text:p>
      <text:p text:style-name="P2">0.000000 0.000000 1.000000 1.000000 0.000000 0.000000 0.000000 1.000000 0.000000 1.0000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00.496458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702</text:p>
      <text:p text:style-name="P2"><text:soft-page-break/>No. of nodes <text:s text:c="2"/>: 2</text:p>
      <text:p text:style-name="P2">No. of CPUs <text:s text:c="3"/>: 32</text:p>
      <text:p text:style-name="P2">Timelimit <text:s text:c="5"/>: 00:10:00</text:p>
      <text:p text:style-name="P2">Elapsed time <text:s text:c="2"/>: 00:02:23</text:p>
      <text:p text:style-name="P2">Nodelist <text:s text:c="6"/>: node-sw-[161-162]</text:p>
      <text:p text:style-name="P3"/>
      <text:p text:style-name="P2"/>
      <text:p text:style-name="P2"/>
      <text:p text:style-name="P2">Batch 6:</text:p>
      <text:p text:style-name="P2"/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36.701325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>1.000000 0.000000 0.000000 1.000000 1.000000 0.000000 0.000000 0.000000 1.000000 0.000000</text:p>
      <text:p text:style-name="P2">0.000000 0.000000 1.000000 1.000000 0.000000 0.000000 0.000000 1.000000 0.000000 1.000000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82.738274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712</text:p>
      <text:p text:style-name="P2">No. of nodes <text:s text:c="2"/>: 4</text:p>
      <text:p text:style-name="P2">No. of CPUs <text:s text:c="3"/>: 64</text:p>
      <text:p text:style-name="P2">Timelimit <text:s text:c="5"/>: 00:10:00</text:p>
      <text:p text:style-name="P2">Elapsed time <text:s text:c="2"/>: 00:02:00</text:p>
      <text:p text:style-name="P2">Nodelist <text:s text:c="6"/>: node-sw-[161-164]</text:p>
      <text:p text:style-name="P3"/>
      <text:p text:style-name="P2"/>
      <text:p text:style-name="P2"/>
      <text:p text:style-name="P2">Batch 7:</text:p>
      <text:p text:style-name="P2"/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12808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<text:soft-page-break/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37315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159935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<text:soft-page-break/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467864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724</text:p>
      <text:p text:style-name="P2">No. of nodes <text:s text:c="2"/>: 1</text:p>
      <text:p text:style-name="P2">No. of CPUs <text:s text:c="3"/>: 16</text:p>
      <text:p text:style-name="P2">Timelimit <text:s text:c="5"/>: 00:10:00</text:p>
      <text:p text:style-name="P2">Elapsed time <text:s text:c="2"/>: 00:00:03</text:p>
      <text:p text:style-name="P2">Nodelist <text:s text:c="6"/>: node-sw-162</text:p>
      <text:p text:style-name="P2"/>
      <text:p text:style-name="P2">########################################################################</text:p>
      <text:p text:style-name="P2"/>
      <text:p text:style-name="P2">Batch 8:</text:p>
      <text:p text:style-name="P2"/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>1.000000 1.000000 0.000000 0.000000 1.000000 0.000000 0.000000 0.000000 1.000000 0.000000</text:p>
      <text:p text:style-name="P2">1.000000 0.000000 0.000000 1.000000 0.000000 0.000000 0.000000 1.000000 0.000000 0.000000</text:p>
      <text:p text:style-name="P2"/>
      <text:p text:style-name="P2"/>
      <text:p text:style-name="P2">0.578081 0.578134 0.578095 0.577925 0.577663 0.577297 0.576767 0.576022 0.575047 0.573813</text:p>
      <text:p text:style-name="P2">0.578134 0.577864 0.577528 0.577136 0.576673 0.576126 0.575444 0.574591 0.573538 0.572280</text:p>
      <text:p text:style-name="P2">0.578095 0.577528 0.576954 0.576370 0.575751 0.575070 0.574286 0.573365 0.572290 0.571045</text:p>
      <text:p text:style-name="P2">0.577925 0.577136 0.576370 0.575630 0.574889 0.574115 0.573269 0.572326 0.571274 0.570103</text:p>
      <text:p text:style-name="P2"><text:soft-page-break/>0.577663 0.576673 0.575751 0.574889 0.574062 0.573235 0.572373 0.571457 0.570481 0.569442</text:p>
      <text:p text:style-name="P2">0.577297 0.576126 0.575070 0.574115 0.573235 0.572390 0.571550 0.570696 0.569835 0.568960</text:p>
      <text:p text:style-name="P2">0.576767 0.575444 0.574286 0.573269 0.572373 0.571550 0.570785 0.570046 0.569359 0.568715</text:p>
      <text:p text:style-name="P2">0.576022 0.574591 0.573365 0.572326 0.571457 0.570696 0.570046 0.569469 0.569014 0.568709</text:p>
      <text:p text:style-name="P2">0.575047 0.573538 0.572290 0.571274 0.570481 0.569835 0.569359 0.569014 0.568837 0.568881</text:p>
      <text:p text:style-name="P2">0.573813 0.572280 0.571045 0.570103 0.569442 0.568960 0.568715 0.568709 0.568881 0.569301</text:p>
      <text:p text:style-name="P2"/>
      <text:p text:style-name="P2"/>
      <text:p text:style-name="P2">Time Taken(seconds): 0.016547</text:p>
      <text:p text:style-name="P2">0.000000 1.000000 1.000000 0.000000 0.000000 0.000000 1.000000 0.000000 1.000000 0.000000</text:p>
      <text:p text:style-name="P2">1.000000 1.000000 0.000000 0.000000 0.000000 1.000000 0.000000 1.000000 0.000000 1.000000</text:p>
      <text:p text:style-name="P2">1.000000 0.000000 0.000000 0.000000 1.000000 0.000000 1.000000 0.000000 1.000000 0.000000</text:p>
      <text:p text:style-name="P2">0.000000 0.000000 0.000000 1.000000 0.000000 1.000000 0.000000 1.000000 0.000000 0.000000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/>
      <text:p text:style-name="P2"/>
      <text:p text:style-name="P2">0.571499 0.571503 0.571506 0.571511 0.571515 0.571520 0.571526 0.571531 0.571537 0.571543</text:p>
      <text:p text:style-name="P2">0.571503 0.571505 0.571508 0.571511 0.571514 0.571518 0.571522 0.571526 0.571530 0.571534</text:p>
      <text:p text:style-name="P2">0.571506 0.571508 0.571510 0.571512 0.571514 0.571516 0.571518 0.571521 0.571523 0.571525</text:p>
      <text:p text:style-name="P2">0.571511 0.571511 0.571512 0.571512 0.571513 0.571514 0.571515 0.571516 0.571517 0.571518</text:p>
      <text:p text:style-name="P2">0.571515 0.571514 0.571514 0.571513 0.571513 0.571512 0.571512 0.571511 0.571511 0.571511</text:p>
      <text:p text:style-name="P2">0.571520 0.571518 0.571516 0.571514 0.571512 0.571511 0.571509 0.571508 0.571506 0.571505</text:p>
      <text:p text:style-name="P2">0.571526 0.571522 0.571518 0.571515 0.571512 0.571509 0.571507 0.571504 0.571502 0.571500</text:p>
      <text:p text:style-name="P2">0.571531 0.571526 0.571521 0.571516 0.571511 0.571508 0.571504 0.571501 0.571498 0.571495</text:p>
      <text:p text:style-name="P2">0.571537 0.571530 0.571523 0.571517 0.571511 0.571506 0.571502 0.571498 0.571494 0.571492</text:p>
      <text:p text:style-name="P2">0.571543 0.571534 0.571525 0.571518 0.571511 0.571505 0.571500 0.571495 0.571492 0.571489</text:p>
      <text:p text:style-name="P2"/>
      <text:p text:style-name="P2"/>
      <text:p text:style-name="P2">Time Taken(seconds): 0.056787</text:p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<text:soft-page-break/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226969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656461</text:p>
      <text:p text:style-name="P2"/>
      <text:p text:style-name="P2">########################################################################</text:p>
      <text:p text:style-name="P2">----------------------! Balena Job Details !----------------------------</text:p>
      <text:p text:style-name="P2"/>
      <text:p text:style-name="P2">JobID <text:s text:c="9"/>: 412725</text:p>
      <text:p text:style-name="P2">No. of nodes <text:s text:c="2"/>: 2</text:p>
      <text:p text:style-name="P2">No. of CPUs <text:s text:c="3"/>: 32</text:p>
      <text:p text:style-name="P2">Timelimit <text:s text:c="5"/>: 00:10:00</text:p>
      <text:p text:style-name="P2">Elapsed time <text:s text:c="2"/>: 00:00:01</text:p>
      <text:p text:style-name="P2">Nodelist <text:s text:c="6"/>: node-sw-[161-162]</text:p>
      <text:p text:style-name="P2"/>
      <text:p text:style-name="P2">########################################################################</text:p>
      <text:p text:style-name="P2"/>
      <text:p text:style-name="P2">Batch 9:</text:p>
      <text:p text:style-name="P2"/>
      <text:p text:style-name="P2">0.000000 0.000000 1.000000 0.000000 0.000000 0.000000 1.000000 0.000000 0.000000 0.000000</text:p>
      <text:p text:style-name="P2">0.000000 1.000000 0.000000 0.000000 0.000000 1.000000 0.000000 0.000000 0.000000 1.000000</text:p>
      <text:p text:style-name="P2">1.000000 0.000000 0.000000 0.000000 1.000000 0.000000 0.000000 0.000000 1.000000 0.000000</text:p>
      <text:p text:style-name="P2">0.000000 0.000000 0.000000 1.000000 0.000000 0.000000 0.000000 1.000000 0.000000 0.000000</text:p>
      <text:p text:style-name="P2">0.000000 0.000000 1.000000 0.000000 0.000000 0.000000 1.000000 0.000000 0.000000 1.000000</text:p>
      <text:p text:style-name="P2"><text:soft-page-break/>0.000000 1.000000 0.000000 0.000000 0.000000 1.000000 0.000000 0.000000 1.000000 1.000000</text:p>
      <text:p text:style-name="P2">1.000000 0.000000 0.000000 0.000000 1.000000 0.000000 0.000000 1.000000 1.000000 0.000000</text:p>
      <text:p text:style-name="P2">0.000000 0.000000 0.000000 1.000000 0.000000 0.000000 1.000000 1.000000 0.000000 0.000000</text:p>
      <text:p text:style-name="P2">0.000000 0.000000 1.000000 0.000000 0.000000 1.000000 1.000000 0.000000 0.000000 0.000000</text:p>
      <text:p text:style-name="P2">0.000000 1.000000 0.000000 0.000000 1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0.428905</text:p>
      <text:p text:style-name="P2">0.000000 0.000000 1.000000 0.000000 1.000000 0.000000 1.000000 0.000000 0.000000 0.000000</text:p>
      <text:p text:style-name="P2">0.000000 1.000000 0.000000 1.000000 0.000000 1.000000 0.000000 0.000000 0.000000 1.000000</text:p>
      <text:p text:style-name="P2">1.000000 0.000000 1.000000 0.000000 1.000000 0.000000 0.000000 0.000000 1.000000 1.000000</text:p>
      <text:p text:style-name="P2">0.000000 1.000000 0.000000 1.000000 0.000000 0.000000 0.000000 1.000000 1.000000 0.000000</text:p>
      <text:p text:style-name="P2">1.000000 0.000000 1.000000 0.000000 0.000000 0.000000 1.000000 1.000000 0.000000 0.000000</text:p>
      <text:p text:style-name="P2">0.000000 1.000000 0.000000 0.000000 0.000000 1.000000 1.000000 0.000000 0.000000 1.000000</text:p>
      <text:p text:style-name="P2">1.000000 0.000000 0.000000 0.000000 1.000000 1.000000 0.000000 0.000000 1.000000 0.000000</text:p>
      <text:p text:style-name="P2">0.000000 0.000000 0.000000 1.000000 1.000000 0.000000 0.000000 1.000000 0.000000 0.000000</text:p>
      <text:p text:style-name="P2">0.000000 0.000000 1.000000 1.000000 0.000000 0.000000 1.000000 0.000000 0.000000 0.000000</text:p>
      <text:p text:style-name="P2">0.000000 1.000000 1.000000 0.000000 0.000000 1.000000 0.000000 0.000000 0.000000 1.000000</text:p>
      <text:p text:style-name="P2"/>
      <text:p text:style-name="P2"/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>0.571429 0.571429 0.571429 0.571429 0.571429 0.571429 0.571429 0.571429 0.571429 0.571429</text:p>
      <text:p text:style-name="P2"/>
      <text:p text:style-name="P2"/>
      <text:p text:style-name="P2">Time Taken(seconds): 1.126449</text:p>
      <text:p text:style-name="P2"/>
      <text:p text:style-name="P2">##########################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11-15T15:30:08.04</meta:creation-date>
    <dc:date>2016-11-20T20:40:36.51</dc:date>
    <dc:creator>Harry Martin</dc:creator>
    <meta:editing-duration>PT20H7M18S</meta:editing-duration>
    <meta:editing-cycles>34</meta:editing-cycles>
    <meta:generator>OpenOffice/4.1.2$Win32 OpenOffice.org_project/412m3$Build-9782</meta:generator>
    <meta:document-statistic meta:table-count="0" meta:image-count="0" meta:object-count="0" meta:page-count="58" meta:paragraph-count="2115" meta:word-count="24224" meta:character-count="215222"/>
  </office:meta>
</office:document-meta>
</file>